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7.096cm"/>
    </style:style>
    <style:style style:name="co3" style:family="table-column">
      <style:table-column-properties fo:break-before="auto" style:column-width="9.453cm"/>
    </style:style>
    <style:style style:name="co4" style:family="table-column">
      <style:table-column-properties fo:break-before="auto" style:column-width="1.36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9.241cm"/>
    </style:style>
    <style:style style:name="co9" style:family="table-column">
      <style:table-column-properties fo:break-before="auto" style:column-width="3.092cm"/>
    </style:style>
    <style:style style:name="co10" style:family="table-column">
      <style:table-column-properties fo:break-before="auto" style:column-width="4.385cm"/>
    </style:style>
    <style:style style:name="co11" style:family="table-column">
      <style:table-column-properties fo:break-before="auto" style:column-width="3.383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3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dingCNC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gisterNummer</text:p>
          </table:table-cell>
          <table:table-cell table:style-name="ce3" office:value-type="string" calcext:value-type="string">
            <text:p>SimpleName</text:p>
          </table:table-cell>
          <table:table-cell table:style-name="ce3" office:value-type="string" calcext:value-type="string">
            <text:p>Beschreibu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meterA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meterB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meterC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meterD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meterE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meterF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meterG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meterH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meterI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ameterJ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ameterK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ameterL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ameterM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rameterN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meterO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meterP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meterQ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ameterR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eterT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ameterU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ameterV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ameterW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ameterX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ameterY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rameterZ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7 – 4994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reie Variabl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string" calcext:value-type="string">
            <text:p>Z_FixedToolSetterHeigthZeroZUserButton1</text:p>
          </table:table-cell>
          <table:table-cell table:number-columns-repeated="2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string" calcext:value-type="string">
            <text:p>Z_SafeHeigthAboveFixedToolSetter</text:p>
          </table:table-cell>
          <table:table-cell table:number-columns-repeated="2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X_PosFixedToolSetter</text:p>
          </table:table-cell>
          <table:table-cell table:number-columns-repeated="2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string" calcext:value-type="string">
            <text:p>Y_PosFixedToolSetter</text:p>
          </table:table-cell>
          <table:table-cell table:number-columns-repeated="2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Z_HeigthFixedToolSetterTouche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X_ActPos</text:p>
          </table:table-cell>
          <table:table-cell office:value-type="string" calcext:value-type="string">
            <text:p>POS X – C, interpreter position = work position</text:p>
          </table:table-cell>
          <table:table-cell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Y_ActPos</text:p>
          </table:table-cell>
          <table:table-cell table:number-columns-repeated="2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Z_ActPos</text:p>
          </table:table-cell>
          <table:table-cell table:number-columns-repeated="2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A_ActPos</text:p>
          </table:table-cell>
          <table:table-cell table:number-columns-repeated="2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B_ActPos</text:p>
          </table:table-cell>
          <table:table-cell table:number-columns-repeated="2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C_ActPo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TOOL_Act</text:p>
          </table:table-cell>
          <table:table-cell office:value-type="string" calcext:value-type="string">
            <text:p>Actual TOOL #</text:p>
          </table:table-cell>
          <table:table-cell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TOOL_Radius</text:p>
          </table:table-cell>
          <table:table-cell office:value-type="string" calcext:value-type="string">
            <text:p>Actual TOOL Radius</text:p>
          </table:table-cell>
          <table:table-cell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TOOL_Z_Offset</text:p>
          </table:table-cell>
          <table:table-cell office:value-type="string" calcext:value-type="string">
            <text:p>Actual TOOL Z offset (Length + zDelta)</text:p>
          </table:table-cell>
          <table:table-cell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TOOL_NewNrDuringChange</text:p>
          </table:table-cell>
          <table:table-cell office:value-type="string" calcext:value-type="string">
            <text:p>New tool during tool change</text:p>
          </table:table-cell>
          <table:table-cell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TOOL_X_Offset</text:p>
          </table:table-cell>
          <table:table-cell office:value-type="string" calcext:value-type="string">
            <text:p>Actual tool X offset (X offset + xDelta)</text:p>
          </table:table-cell>
          <table:table-cell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G43_Z_Offset</text:p>
          </table:table-cell>
          <table:table-cell office:value-type="string" calcext:value-type="string">
            <text:p>Actual G43 Z offset (Z offset + zDelta)</text:p>
          </table:table-cell>
          <table:table-cell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G43_X_Offset</text:p>
          </table:table-cell>
          <table:table-cell office:value-type="string" calcext:value-type="string">
            <text:p>Actual G43 X offset (X offset + xDelta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TOOL_change_routine_temp_5015</text:p>
          </table:table-cell>
          <table:table-cell table:number-columns-repeated="2"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TOOL_change_routine_temp_5016</text:p>
          </table:table-cell>
          <table:table-cell table:number-columns-repeated="2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TOOL_change_routine_temp_5017</text:p>
          </table:table-cell>
          <table:table-cell table:number-columns-repeated="2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TOOL_change_routine_temp_5018</text:p>
          </table:table-cell>
          <table:table-cell table:number-columns-repeated="2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TOOL_change_routine_temp_5019</text:p>
          </table:table-cell>
          <table:table-cell table:number-columns-repeated="2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TOOL_change_routine_temp_5020</text:p>
          </table:table-cell>
          <table:table-cell table:number-columns-repeated="2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TOOL_change_routine_temp_5021</text:p>
          </table:table-cell>
          <table:table-cell table:number-columns-repeated="2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TOOL_change_routine_temp_5022</text:p>
          </table:table-cell>
          <table:table-cell table:number-columns-repeated="2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TOOL_change_routine_temp_5023</text:p>
          </table:table-cell>
          <table:table-cell table:number-columns-repeated="2"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TOOL_change_routine_temp_5024</text:p>
          </table:table-cell>
          <table:table-cell table:number-columns-repeated="2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TOOL_change_routine_temp_5025</text:p>
          </table:table-cell>
          <table:table-cell table:number-columns-repeated="2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TOOL_change_routine_temp_5026</text:p>
          </table:table-cell>
          <table:table-cell table:number-columns-repeated="2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TOOL_change_routine_temp_5027</text:p>
          </table:table-cell>
          <table:table-cell table:number-columns-repeated="2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TOOL_change_routine_temp_5028</text:p>
          </table:table-cell>
          <table:table-cell table:number-columns-repeated="2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TOOL_change_routine_temp_5029</text:p>
          </table:table-cell>
          <table:table-cell table:number-columns-repeated="2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TOOL_change_routine_temp_5030</text:p>
          </table:table-cell>
          <table:table-cell table:number-columns-repeated="2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TOOL_change_routine_temp_5031</text:p>
          </table:table-cell>
          <table:table-cell table:number-columns-repeated="2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TOOL_change_routine_temp_5032</text:p>
          </table:table-cell>
          <table:table-cell table:number-columns-repeated="2"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TOOL_change_routine_temp_5033</text:p>
          </table:table-cell>
          <table:table-cell table:number-columns-repeated="2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TOOL_change_routine_temp_5034</text:p>
          </table:table-cell>
          <table:table-cell table:number-columns-repeated="2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TOOL_change_routine_temp_5035</text:p>
          </table:table-cell>
          <table:table-cell table:number-columns-repeated="2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TOOL_change_routine_temp_5036</text:p>
          </table:table-cell>
          <table:table-cell table:number-columns-repeated="2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TOOL_change_routine_temp_5037</text:p>
          </table:table-cell>
          <table:table-cell table:number-columns-repeated="2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TOOL_change_routine_temp_5038</text:p>
          </table:table-cell>
          <table:table-cell table:number-columns-repeated="2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TOOL_change_routine_temp_5039</text:p>
          </table:table-cell>
          <table:table-cell table:number-columns-repeated="2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TOOL_change_routine_temp_5040</text:p>
          </table:table-cell>
          <table:table-cell table:number-columns-repeated="2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TOOL_change_routine_temp_5041</text:p>
          </table:table-cell>
          <table:table-cell table:number-columns-repeated="2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TOOL_change_routine_temp_5042</text:p>
          </table:table-cell>
          <table:table-cell table:number-columns-repeated="2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TOOL_change_routine_temp_5043</text:p>
          </table:table-cell>
          <table:table-cell table:number-columns-repeated="2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TOOL_change_routine_temp_5044</text:p>
          </table:table-cell>
          <table:table-cell table:number-columns-repeated="2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TOOL_change_routine_temp_5045</text:p>
          </table:table-cell>
          <table:table-cell table:number-columns-repeated="2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TOOL_change_routine_temp_5046</text:p>
          </table:table-cell>
          <table:table-cell table:number-columns-repeated="2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TOOL_change_routine_temp_5047</text:p>
          </table:table-cell>
          <table:table-cell table:number-columns-repeated="2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TOOL_change_routine_temp_5048</text:p>
          </table:table-cell>
          <table:table-cell table:number-columns-repeated="2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TOOL_change_routine_temp_5049</text:p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TOOL_change_routine_temp_50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PROBE_X_Machine_Coord</text:p>
          </table:table-cell>
          <table:table-cell table:number-columns-repeated="2"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PROBE_Y_Machine_Coord</text:p>
          </table:table-cell>
          <table:table-cell table:number-columns-repeated="2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PROBE_Z_Machine_Coord</text:p>
          </table:table-cell>
          <table:table-cell table:number-columns-repeated="2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PROBE_A_Machine_Coord</text:p>
          </table:table-cell>
          <table:table-cell table:number-columns-repeated="2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PROBE_B_Machine_Coord</text:p>
          </table:table-cell>
          <table:table-cell table:number-columns-repeated="2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PROBE_C_Machine_Coor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PROBE_X_Work_Coord</text:p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PROBE_Y_Work_Coord</text:p>
          </table:table-cell>
          <table:table-cell table:number-columns-repeated="2"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PROBE_Z_Work_Coord</text:p>
          </table:table-cell>
          <table:table-cell table:number-columns-repeated="2"/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PROBE_A_Work_Coord</text:p>
          </table:table-cell>
          <table:table-cell table:number-columns-repeated="2"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PROBE_B_Work_Coord</text:p>
          </table:table-cell>
          <table:table-cell table:number-columns-repeated="2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PROBE_C_Work_Coor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G38_2_Triggered_after_Probe</text:p>
          </table:table-cell>
          <table:table-cell office:value-type="string" calcext:value-type="string">
            <text:p>1 if probe is triggered after G38.2, 0 otherwise.</text:p>
          </table:table-cell>
          <table:table-cell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PROBE_Actual_Value</text:p>
          </table:table-cell>
          <table:table-cell table:number-columns-repeated="2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Hand_Wheel_Counter</text:p>
          </table:table-cell>
          <table:table-cell table:number-columns-repeated="2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Spindle_Rate_rev/sec</text:p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Interpreter_X_Machine_Coord_Wo_Offset</text:p>
          </table:table-cell>
          <table:table-cell table:number-columns-repeated="2"/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Interpreter_Y_Machine_Coord_Wo_Offset</text:p>
          </table:table-cell>
          <table:table-cell table:number-columns-repeated="2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Interpreter_Z_Machine_Coord_Wo_Offset</text:p>
          </table:table-cell>
          <table:table-cell table:number-columns-repeated="2"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Interpreter_A_Machine_Coord_Wo_Offset</text:p>
          </table:table-cell>
          <table:table-cell table:number-columns-repeated="2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Interpreter_B_Machine_Coord_Wo_Offset</text:p>
          </table:table-cell>
          <table:table-cell table:number-columns-repeated="2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Interpreter_C_Machine_Coord_Wo_Offse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PROBE_X_Joint_Coord</text:p>
          </table:table-cell>
          <table:table-cell table:number-columns-repeated="2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PROBE_Y_Joint_Coord</text:p>
          </table:table-cell>
          <table:table-cell table:number-columns-repeated="2"/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PROBE_Z_Joint_Coord</text:p>
          </table:table-cell>
          <table:table-cell table:number-columns-repeated="2"/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PROBE_A_Joint_Coord</text:p>
          </table:table-cell>
          <table:table-cell table:number-columns-repeated="2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PROBE_B_Joint_Coord</text:p>
          </table:table-cell>
          <table:table-cell table:number-columns-repeated="2"/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PROBE_C_Joint_Coor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MCA_Neg_X_Limit</text:p>
          </table:table-cell>
          <table:table-cell/>
          <table:table-cell office:value-type="string" calcext:value-type="string">
            <text:p>S_X_E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MCA_Neg_Y_Limit</text:p>
          </table:table-cell>
          <table:table-cell/>
          <table:table-cell office:value-type="string" calcext:value-type="string">
            <text:p>S_Y_E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MCA_Neg_Z_Limit</text:p>
          </table:table-cell>
          <table:table-cell/>
          <table:table-cell office:value-type="string" calcext:value-type="string">
            <text:p>S_Z_E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MCA_Neg_A_Limit</text:p>
          </table:table-cell>
          <table:table-cell/>
          <table:table-cell office:value-type="string" calcext:value-type="string">
            <text:p>S_A_E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MCA_Neg_B_Limit</text:p>
          </table:table-cell>
          <table:table-cell/>
          <table:table-cell office:value-type="string" calcext:value-type="string">
            <text:p>S_B_E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MCA_Neg_C_Limit</text:p>
          </table:table-cell>
          <table:table-cell/>
          <table:table-cell office:value-type="string" calcext:value-type="string">
            <text:p>S_C_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MCA_Pos_X_Limit</text:p>
          </table:table-cell>
          <table:table-cell table:number-columns-repeated="2"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MCA_Pos_Y_Limit</text:p>
          </table:table-cell>
          <table:table-cell table:number-columns-repeated="2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MCA_Pos_Z_Limit</text:p>
          </table:table-cell>
          <table:table-cell table:number-columns-repeated="2"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MCA_Pos_A_Limit</text:p>
          </table:table-cell>
          <table:table-cell table:number-columns-repeated="2"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MCA_Pos_B_Limit</text:p>
          </table:table-cell>
          <table:table-cell table:number-columns-repeated="2"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MCA_Pos_C_Lim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Home_Pos_X</text:p>
          </table:table-cell>
          <table:table-cell table:number-columns-repeated="2"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Home_Pos_Y</text:p>
          </table:table-cell>
          <table:table-cell table:number-columns-repeated="2"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Home_Pos_Z</text:p>
          </table:table-cell>
          <table:table-cell table:number-columns-repeated="2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Home_Pos_A</text:p>
          </table:table-cell>
          <table:table-cell table:number-columns-repeated="2"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Home_Pos_B</text:p>
          </table:table-cell>
          <table:table-cell table:number-columns-repeated="2"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Home_Pos_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TCA_Neg_X_Limit</text:p>
          </table:table-cell>
          <table:table-cell table:number-columns-repeated="2"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TCA_Neg_Y_Limit</text:p>
          </table:table-cell>
          <table:table-cell table:number-columns-repeated="2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TCA_Neg_Z_Lim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TCA_Pos_X_Limit</text:p>
          </table:table-cell>
          <table:table-cell table:number-columns-repeated="2"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TCA_Pos_Y_Limit</text:p>
          </table:table-cell>
          <table:table-cell table:number-columns-repeated="2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TCA_Pos_Z_Lim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5150" calcext:value-type="float">
            <text:p>5150</text:p>
          </table:table-cell>
          <table:table-cell office:value-type="string" calcext:value-type="string">
            <text:p>ActiveKinType</text:p>
          </table:table-cell>
          <table:table-cell office:value-type="string" calcext:value-type="string">
            <text:p>Active kin type:</text:p>
            <text:p>1: Trivial</text:p>
            <text:p>2: 4_AX_ACYLINDER (Y -&gt; A mapping)</text:p>
            <text:p>3: Virtual C</text:p>
            <text:p>4-17 : System reserved</text:p>
            <text:p>18-30: Custom 1 – Custom 12</text:p>
            <text:p/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ZHC_Active</text:p>
          </table:table-cell>
          <table:table-cell table:number-columns-repeated="2"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SpindleOn</text:p>
          </table:table-cell>
          <table:table-cell office:value-type="string" calcext:value-type="string">
            <text:p>1: Spindle is ON, 0:Spindle = OF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G28_Home_X</text:p>
          </table:table-cell>
          <table:table-cell table:number-columns-repeated="2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G28_Home_Y</text:p>
          </table:table-cell>
          <table:table-cell table:number-columns-repeated="2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G28_Home_Z</text:p>
          </table:table-cell>
          <table:table-cell table:number-columns-repeated="2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G28_Home_A</text:p>
          </table:table-cell>
          <table:table-cell table:number-columns-repeated="2"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G28_Home_B</text:p>
          </table:table-cell>
          <table:table-cell table:number-columns-repeated="2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G28_Home_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G30_Home_X</text:p>
          </table:table-cell>
          <table:table-cell table:number-columns-repeated="2"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G30_Home_Y</text:p>
          </table:table-cell>
          <table:table-cell table:number-columns-repeated="2"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G30_Home_Z</text:p>
          </table:table-cell>
          <table:table-cell table:number-columns-repeated="2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G30_Home_A</text:p>
          </table:table-cell>
          <table:table-cell table:number-columns-repeated="2"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G30_Home_B</text:p>
          </table:table-cell>
          <table:table-cell table:number-columns-repeated="2"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G30_Home_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G68_Rotation_On</text:p>
          </table:table-cell>
          <table:table-cell table:number-columns-repeated="2"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G68_G51_Rot_X_Point</text:p>
          </table:table-cell>
          <table:table-cell table:number-columns-repeated="2"/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G68_G51_Rot_Y_Point</text:p>
          </table:table-cell>
          <table:table-cell table:number-columns-repeated="2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G68_G51_Rot_Z_Point</text:p>
          </table:table-cell>
          <table:table-cell table:number-columns-repeated="2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G68_G51_Rot_XY_Angle</text:p>
          </table:table-cell>
          <table:table-cell table:number-columns-repeated="2"/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G68_G51_Rot_YZ_Angle</text:p>
          </table:table-cell>
          <table:table-cell table:number-columns-repeated="2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G68_G51_Rot_XZ_Ang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G92_Offset_X</text:p>
          </table:table-cell>
          <table:table-cell table:number-columns-repeated="2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G92_Offset_Y</text:p>
          </table:table-cell>
          <table:table-cell table:number-columns-repeated="2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G92_Offset_Z</text:p>
          </table:table-cell>
          <table:table-cell table:number-columns-repeated="2"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G92_Offset_A</text:p>
          </table:table-cell>
          <table:table-cell table:number-columns-repeated="2"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G92_Offset_B</text:p>
          </table:table-cell>
          <table:table-cell table:number-columns-repeated="2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G92_Offset_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Coord_System_N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Coord_System_X_1</text:p>
          </table:table-cell>
          <table:table-cell table:number-columns-repeated="2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Coord_System_Y_1</text:p>
          </table:table-cell>
          <table:table-cell table:number-columns-repeated="2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Coord_System_Z_1</text:p>
          </table:table-cell>
          <table:table-cell table:number-columns-repeated="2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Coord_System_A_1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Coord_System_B_1</text:p>
          </table:table-cell>
          <table:table-cell table:number-columns-repeated="2"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Coord_System_C_1</text:p>
          </table:table-cell>
          <table:table-cell table:number-columns-repeated="2"/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Coord_System_X_2</text:p>
          </table:table-cell>
          <table:table-cell table:number-columns-repeated="2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Coord_System_Y_2</text:p>
          </table:table-cell>
          <table:table-cell table:number-columns-repeated="2"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Coord_System_Z_2</text:p>
          </table:table-cell>
          <table:table-cell table:number-columns-repeated="2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Coord_System_A_2</text:p>
          </table:table-cell>
          <table:table-cell table:number-columns-repeated="2"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Coord_System_B_2</text:p>
          </table:table-cell>
          <table:table-cell table:number-columns-repeated="2"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Coord_System_C_2</text:p>
          </table:table-cell>
          <table:table-cell table:number-columns-repeated="2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Coord_System_X_3</text:p>
          </table:table-cell>
          <table:table-cell table:number-columns-repeated="2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Coord_System_Y_3</text:p>
          </table:table-cell>
          <table:table-cell table:number-columns-repeated="2"/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Coord_System_Z_3</text:p>
          </table:table-cell>
          <table:table-cell table:number-columns-repeated="2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Coord_System_A_3</text:p>
          </table:table-cell>
          <table:table-cell table:number-columns-repeated="2"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Coord_System_B_3</text:p>
          </table:table-cell>
          <table:table-cell table:number-columns-repeated="2"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Coord_System_C_3</text:p>
          </table:table-cell>
          <table:table-cell table:number-columns-repeated="2"/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Coord_System_X_4</text:p>
          </table:table-cell>
          <table:table-cell table:number-columns-repeated="2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Coord_System_Y_4</text:p>
          </table:table-cell>
          <table:table-cell table:number-columns-repeated="2"/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string" calcext:value-type="string">
            <text:p>Coord_System_Z_4</text:p>
          </table:table-cell>
          <table:table-cell table:number-columns-repeated="2"/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string" calcext:value-type="string">
            <text:p>Coord_System_A_4</text:p>
          </table:table-cell>
          <table:table-cell table:number-columns-repeated="2"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string" calcext:value-type="string">
            <text:p>Coord_System_B_4</text:p>
          </table:table-cell>
          <table:table-cell table:number-columns-repeated="2"/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Coord_System_C_4</text:p>
          </table:table-cell>
          <table:table-cell table:number-columns-repeated="2"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Coord_System_X_5</text:p>
          </table:table-cell>
          <table:table-cell table:number-columns-repeated="2"/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string" calcext:value-type="string">
            <text:p>Coord_System_Y_5</text:p>
          </table:table-cell>
          <table:table-cell table:number-columns-repeated="2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Coord_System_Z_5</text:p>
          </table:table-cell>
          <table:table-cell table:number-columns-repeated="2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Coord_System_A_5</text:p>
          </table:table-cell>
          <table:table-cell table:number-columns-repeated="2"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Coord_System_B_5</text:p>
          </table:table-cell>
          <table:table-cell table:number-columns-repeated="2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Coord_System_C_5</text:p>
          </table:table-cell>
          <table:table-cell table:number-columns-repeated="2"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Coord_System_X_6</text:p>
          </table:table-cell>
          <table:table-cell table:number-columns-repeated="2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Coord_System_Y_6</text:p>
          </table:table-cell>
          <table:table-cell table:number-columns-repeated="2"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Coord_System_Z_6</text:p>
          </table:table-cell>
          <table:table-cell table:number-columns-repeated="2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Coord_System_A_6</text:p>
          </table:table-cell>
          <table:table-cell table:number-columns-repeated="2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Coord_System_B_6</text:p>
          </table:table-cell>
          <table:table-cell table:number-columns-repeated="2"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Coord_System_C_6</text:p>
          </table:table-cell>
          <table:table-cell table:number-columns-repeated="2"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Coord_System_X_7</text:p>
          </table:table-cell>
          <table:table-cell table:number-columns-repeated="2"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Coord_System_Y_7</text:p>
          </table:table-cell>
          <table:table-cell table:number-columns-repeated="2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Coord_System_Z_7</text:p>
          </table:table-cell>
          <table:table-cell table:number-columns-repeated="2"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Coord_System_A_7</text:p>
          </table:table-cell>
          <table:table-cell table:number-columns-repeated="2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Coord_System_B_7</text:p>
          </table:table-cell>
          <table:table-cell table:number-columns-repeated="2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Coord_System_C_7</text:p>
          </table:table-cell>
          <table:table-cell table:number-columns-repeated="2"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Coord_System_X_8</text:p>
          </table:table-cell>
          <table:table-cell table:number-columns-repeated="2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Coord_System_Y_8</text:p>
          </table:table-cell>
          <table:table-cell table:number-columns-repeated="2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Coord_System_Z_8</text:p>
          </table:table-cell>
          <table:table-cell table:number-columns-repeated="2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Coord_System_A_8</text:p>
          </table:table-cell>
          <table:table-cell table:number-columns-repeated="2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Coord_System_B_8</text:p>
          </table:table-cell>
          <table:table-cell table:number-columns-repeated="2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Coord_System_C_8</text:p>
          </table:table-cell>
          <table:table-cell table:number-columns-repeated="2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Coord_System_X_9</text:p>
          </table:table-cell>
          <table:table-cell table:number-columns-repeated="2"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Coord_System_Y_9</text:p>
          </table:table-cell>
          <table:table-cell table:number-columns-repeated="2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Coord_System_Z_9</text:p>
          </table:table-cell>
          <table:table-cell table:number-columns-repeated="2"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Coord_System_A_9</text:p>
          </table:table-cell>
          <table:table-cell table:number-columns-repeated="2"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Coord_System_B_9</text:p>
          </table:table-cell>
          <table:table-cell table:number-columns-repeated="2"/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Coord_System_C_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string" calcext:value-type="string">
            <text:p>Spindle_Selection_M90_M93</text:p>
          </table:table-cell>
          <table:table-cell table:number-columns-repeated="2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Spindle_Alt_Offset_X</text:p>
          </table:table-cell>
          <table:table-cell table:number-columns-repeated="2"/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string" calcext:value-type="string">
            <text:p>Spindle_Alt_Offset_Y</text:p>
          </table:table-cell>
          <table:table-cell table:number-columns-repeated="2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Spindle_Alt_Offset_Z</text:p>
          </table:table-cell>
          <table:table-cell table:number-columns-repeated="2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Spindle_Max_Speed_X</text:p>
          </table:table-cell>
          <table:table-cell table:number-columns-repeated="2"/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Spindle_Max_Speed_Y</text:p>
          </table:table-cell>
          <table:table-cell table:number-columns-repeated="2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Spindle_Max_Speed_Z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Rotation_1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Rotation_2</text:p>
          </table:table-cell>
          <table:table-cell table:number-columns-repeated="2"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string" calcext:value-type="string">
            <text:p>Rotation_3</text:p>
          </table:table-cell>
          <table:table-cell table:number-columns-repeated="2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Rotation_4</text:p>
          </table:table-cell>
          <table:table-cell table:number-columns-repeated="2"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Rotation_5</text:p>
          </table:table-cell>
          <table:table-cell table:number-columns-repeated="2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Rotation_6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Rotation_7</text:p>
          </table:table-cell>
          <table:table-cell table:number-columns-repeated="2"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string" calcext:value-type="string">
            <text:p>Rotation_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Simulation_Mode</text:p>
          </table:table-cell>
          <table:table-cell office:value-type="string" calcext:value-type="string">
            <text:p>Simulation mode 0=normal 1=Simulation.</text:p>
          </table:table-cell>
          <table:table-cell/>
        </table:table-row>
        <table:table-row table:style-name="ro2">
          <table:table-cell office:value-type="float" office:value="5397" calcext:value-type="float">
            <text:p>5397</text:p>
          </table:table-cell>
          <table:table-cell/>
          <table:table-cell office:value-type="string" calcext:value-type="string">
            <text:p>Running mode 0=normal 1=rendering</text:p>
            <text:p>Use e.g. if you have G38.2 movements in your</text:p>
            <text:p>macro file because during rendering G38.2</text:p>
            <text:p>always runs until the given end point which may</text:p>
            <text:p>give incorrect tool measurement results.</text:p>
            <text:p>Always take care that the tool table contains</text:p>
            <text:p>(approx.) correct tool data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DLGMSG_Return</text:p>
          </table:table-cell>
          <table:table-cell office:value-type="string" calcext:value-type="string">
            <text:p>Return value for dlgmsg (+1 OK, -1 Cancel)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M55_M56_Return</text:p>
          </table:table-cell>
          <table:table-cell office:value-type="string" calcext:value-type="string">
            <text:p>Return value for M55, M5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 table:number-rows-repeated="599">
          <table:table-cell table:style-name="Default"/>
          <table:table-cell table:number-columns-repeated="3"/>
        </table:table-row>
        <table:table-row table:style-name="ro1" table:number-rows-repeated="10477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ool Z Offset 54x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float" office:value="5401" calcext:value-type="float">
            <text:p>5401</text:p>
          </table:table-cell>
          <table:table-cell office:value-type="string" calcext:value-type="string">
            <text:p>Tool_Z_Offset_1</text:p>
          </table:table-cell>
          <table:table-cell/>
        </table:table-row>
        <table:table-row table:style-name="ro1">
          <table:table-cell table:style-name="ce2" office:value-type="float" office:value="5402" calcext:value-type="float">
            <text:p>5402</text:p>
          </table:table-cell>
          <table:table-cell office:value-type="string" calcext:value-type="string">
            <text:p>Tool_Z_Offset_2</text:p>
          </table:table-cell>
          <table:table-cell/>
        </table:table-row>
        <table:table-row table:style-name="ro1">
          <table:table-cell table:style-name="ce2" office:value-type="float" office:value="5403" calcext:value-type="float">
            <text:p>5403</text:p>
          </table:table-cell>
          <table:table-cell office:value-type="string" calcext:value-type="string">
            <text:p>Tool_Z_Offset_3</text:p>
          </table:table-cell>
          <table:table-cell/>
        </table:table-row>
        <table:table-row table:style-name="ro1">
          <table:table-cell table:style-name="ce2" office:value-type="float" office:value="5404" calcext:value-type="float">
            <text:p>5404</text:p>
          </table:table-cell>
          <table:table-cell office:value-type="string" calcext:value-type="string">
            <text:p>Tool_Z_Offset_4</text:p>
          </table:table-cell>
          <table:table-cell/>
        </table:table-row>
        <table:table-row table:style-name="ro1">
          <table:table-cell table:style-name="ce2" office:value-type="float" office:value="5405" calcext:value-type="float">
            <text:p>5405</text:p>
          </table:table-cell>
          <table:table-cell office:value-type="string" calcext:value-type="string">
            <text:p>Tool_Z_Offset_5</text:p>
          </table:table-cell>
          <table:table-cell/>
        </table:table-row>
        <table:table-row table:style-name="ro1">
          <table:table-cell table:style-name="ce2" office:value-type="float" office:value="5406" calcext:value-type="float">
            <text:p>5406</text:p>
          </table:table-cell>
          <table:table-cell office:value-type="string" calcext:value-type="string">
            <text:p>Tool_Z_Offset_6</text:p>
          </table:table-cell>
          <table:table-cell/>
        </table:table-row>
        <table:table-row table:style-name="ro1">
          <table:table-cell table:style-name="ce2" office:value-type="float" office:value="5407" calcext:value-type="float">
            <text:p>5407</text:p>
          </table:table-cell>
          <table:table-cell office:value-type="string" calcext:value-type="string">
            <text:p>Tool_Z_Offset_7</text:p>
          </table:table-cell>
          <table:table-cell/>
        </table:table-row>
        <table:table-row table:style-name="ro1">
          <table:table-cell table:style-name="ce2" office:value-type="float" office:value="5408" calcext:value-type="float">
            <text:p>5408</text:p>
          </table:table-cell>
          <table:table-cell office:value-type="string" calcext:value-type="string">
            <text:p>Tool_Z_Offset_8</text:p>
          </table:table-cell>
          <table:table-cell/>
        </table:table-row>
        <table:table-row table:style-name="ro1">
          <table:table-cell table:style-name="ce2" office:value-type="float" office:value="5409" calcext:value-type="float">
            <text:p>5409</text:p>
          </table:table-cell>
          <table:table-cell office:value-type="string" calcext:value-type="string">
            <text:p>Tool_Z_Offset_9</text:p>
          </table:table-cell>
          <table:table-cell/>
        </table:table-row>
        <table:table-row table:style-name="ro1">
          <table:table-cell table:style-name="ce2" office:value-type="float" office:value="5410" calcext:value-type="float">
            <text:p>5410</text:p>
          </table:table-cell>
          <table:table-cell office:value-type="string" calcext:value-type="string">
            <text:p>Tool_Z_Offset_10</text:p>
          </table:table-cell>
          <table:table-cell/>
        </table:table-row>
        <table:table-row table:style-name="ro1">
          <table:table-cell table:style-name="ce2" office:value-type="float" office:value="5411" calcext:value-type="float">
            <text:p>5411</text:p>
          </table:table-cell>
          <table:table-cell office:value-type="string" calcext:value-type="string">
            <text:p>Tool_Z_Offset_11</text:p>
          </table:table-cell>
          <table:table-cell/>
        </table:table-row>
        <table:table-row table:style-name="ro1">
          <table:table-cell table:style-name="ce2" office:value-type="float" office:value="5412" calcext:value-type="float">
            <text:p>5412</text:p>
          </table:table-cell>
          <table:table-cell office:value-type="string" calcext:value-type="string">
            <text:p>Tool_Z_Offset_12</text:p>
          </table:table-cell>
          <table:table-cell/>
        </table:table-row>
        <table:table-row table:style-name="ro1">
          <table:table-cell table:style-name="ce2" office:value-type="float" office:value="5413" calcext:value-type="float">
            <text:p>5413</text:p>
          </table:table-cell>
          <table:table-cell office:value-type="string" calcext:value-type="string">
            <text:p>Tool_Z_Offset_13</text:p>
          </table:table-cell>
          <table:table-cell/>
        </table:table-row>
        <table:table-row table:style-name="ro1">
          <table:table-cell table:style-name="ce2" office:value-type="float" office:value="5414" calcext:value-type="float">
            <text:p>5414</text:p>
          </table:table-cell>
          <table:table-cell office:value-type="string" calcext:value-type="string">
            <text:p>Tool_Z_Offset_14</text:p>
          </table:table-cell>
          <table:table-cell/>
        </table:table-row>
        <table:table-row table:style-name="ro1">
          <table:table-cell table:style-name="ce2" office:value-type="float" office:value="5415" calcext:value-type="float">
            <text:p>5415</text:p>
          </table:table-cell>
          <table:table-cell office:value-type="string" calcext:value-type="string">
            <text:p>Tool_Z_Offset_15</text:p>
          </table:table-cell>
          <table:table-cell/>
        </table:table-row>
        <table:table-row table:style-name="ro1">
          <table:table-cell table:style-name="ce2" office:value-type="float" office:value="5416" calcext:value-type="float">
            <text:p>5416</text:p>
          </table:table-cell>
          <table:table-cell office:value-type="string" calcext:value-type="string">
            <text:p>Tool_Z_Offset_16</text:p>
          </table:table-cell>
          <table:table-cell/>
        </table:table-row>
        <table:table-row table:style-name="ro1">
          <table:table-cell table:style-name="ce2" office:value-type="float" office:value="5417" calcext:value-type="float">
            <text:p>5417</text:p>
          </table:table-cell>
          <table:table-cell office:value-type="string" calcext:value-type="string">
            <text:p>Tool_Z_Offset_17</text:p>
          </table:table-cell>
          <table:table-cell/>
        </table:table-row>
        <table:table-row table:style-name="ro1">
          <table:table-cell table:style-name="ce2" office:value-type="float" office:value="5418" calcext:value-type="float">
            <text:p>5418</text:p>
          </table:table-cell>
          <table:table-cell office:value-type="string" calcext:value-type="string">
            <text:p>Tool_Z_Offset_18</text:p>
          </table:table-cell>
          <table:table-cell/>
        </table:table-row>
        <table:table-row table:style-name="ro1">
          <table:table-cell table:style-name="ce2" office:value-type="float" office:value="5419" calcext:value-type="float">
            <text:p>5419</text:p>
          </table:table-cell>
          <table:table-cell office:value-type="string" calcext:value-type="string">
            <text:p>Tool_Z_Offset_19</text:p>
          </table:table-cell>
          <table:table-cell/>
        </table:table-row>
        <table:table-row table:style-name="ro1">
          <table:table-cell table:style-name="ce2" office:value-type="float" office:value="5420" calcext:value-type="float">
            <text:p>5420</text:p>
          </table:table-cell>
          <table:table-cell office:value-type="string" calcext:value-type="string">
            <text:p>Tool_Z_Offset_20</text:p>
          </table:table-cell>
          <table:table-cell/>
        </table:table-row>
        <table:table-row table:style-name="ro1">
          <table:table-cell table:style-name="ce2" office:value-type="float" office:value="5421" calcext:value-type="float">
            <text:p>5421</text:p>
          </table:table-cell>
          <table:table-cell office:value-type="string" calcext:value-type="string">
            <text:p>Tool_Z_Offset_21</text:p>
          </table:table-cell>
          <table:table-cell/>
        </table:table-row>
        <table:table-row table:style-name="ro1">
          <table:table-cell table:style-name="ce2" office:value-type="float" office:value="5422" calcext:value-type="float">
            <text:p>5422</text:p>
          </table:table-cell>
          <table:table-cell office:value-type="string" calcext:value-type="string">
            <text:p>Tool_Z_Offset_22</text:p>
          </table:table-cell>
          <table:table-cell/>
        </table:table-row>
        <table:table-row table:style-name="ro1">
          <table:table-cell table:style-name="ce2" office:value-type="float" office:value="5423" calcext:value-type="float">
            <text:p>5423</text:p>
          </table:table-cell>
          <table:table-cell office:value-type="string" calcext:value-type="string">
            <text:p>Tool_Z_Offset_23</text:p>
          </table:table-cell>
          <table:table-cell/>
        </table:table-row>
        <table:table-row table:style-name="ro1">
          <table:table-cell table:style-name="ce2" office:value-type="float" office:value="5424" calcext:value-type="float">
            <text:p>5424</text:p>
          </table:table-cell>
          <table:table-cell office:value-type="string" calcext:value-type="string">
            <text:p>Tool_Z_Offset_24</text:p>
          </table:table-cell>
          <table:table-cell/>
        </table:table-row>
        <table:table-row table:style-name="ro1">
          <table:table-cell table:style-name="ce2" office:value-type="float" office:value="5425" calcext:value-type="float">
            <text:p>5425</text:p>
          </table:table-cell>
          <table:table-cell office:value-type="string" calcext:value-type="string">
            <text:p>Tool_Z_Offset_25</text:p>
          </table:table-cell>
          <table:table-cell/>
        </table:table-row>
        <table:table-row table:style-name="ro1">
          <table:table-cell table:style-name="ce2" office:value-type="float" office:value="5426" calcext:value-type="float">
            <text:p>5426</text:p>
          </table:table-cell>
          <table:table-cell office:value-type="string" calcext:value-type="string">
            <text:p>Tool_Z_Offset_26</text:p>
          </table:table-cell>
          <table:table-cell/>
        </table:table-row>
        <table:table-row table:style-name="ro1">
          <table:table-cell table:style-name="ce2" office:value-type="float" office:value="5427" calcext:value-type="float">
            <text:p>5427</text:p>
          </table:table-cell>
          <table:table-cell office:value-type="string" calcext:value-type="string">
            <text:p>Tool_Z_Offset_27</text:p>
          </table:table-cell>
          <table:table-cell/>
        </table:table-row>
        <table:table-row table:style-name="ro1">
          <table:table-cell table:style-name="ce2" office:value-type="float" office:value="5428" calcext:value-type="float">
            <text:p>5428</text:p>
          </table:table-cell>
          <table:table-cell office:value-type="string" calcext:value-type="string">
            <text:p>Tool_Z_Offset_28</text:p>
          </table:table-cell>
          <table:table-cell/>
        </table:table-row>
        <table:table-row table:style-name="ro1">
          <table:table-cell table:style-name="ce2" office:value-type="float" office:value="5429" calcext:value-type="float">
            <text:p>5429</text:p>
          </table:table-cell>
          <table:table-cell office:value-type="string" calcext:value-type="string">
            <text:p>Tool_Z_Offset_29</text:p>
          </table:table-cell>
          <table:table-cell/>
        </table:table-row>
        <table:table-row table:style-name="ro1">
          <table:table-cell table:style-name="ce2" office:value-type="float" office:value="5430" calcext:value-type="float">
            <text:p>5430</text:p>
          </table:table-cell>
          <table:table-cell office:value-type="string" calcext:value-type="string">
            <text:p>Tool_Z_Offset_30</text:p>
          </table:table-cell>
          <table:table-cell/>
        </table:table-row>
        <table:table-row table:style-name="ro1">
          <table:table-cell table:style-name="ce2" office:value-type="float" office:value="5431" calcext:value-type="float">
            <text:p>5431</text:p>
          </table:table-cell>
          <table:table-cell office:value-type="string" calcext:value-type="string">
            <text:p>Tool_Z_Offset_31</text:p>
          </table:table-cell>
          <table:table-cell/>
        </table:table-row>
        <table:table-row table:style-name="ro1">
          <table:table-cell table:style-name="ce2" office:value-type="float" office:value="5432" calcext:value-type="float">
            <text:p>5432</text:p>
          </table:table-cell>
          <table:table-cell office:value-type="string" calcext:value-type="string">
            <text:p>Tool_Z_Offset_32</text:p>
          </table:table-cell>
          <table:table-cell/>
        </table:table-row>
        <table:table-row table:style-name="ro1">
          <table:table-cell table:style-name="ce2" office:value-type="float" office:value="5433" calcext:value-type="float">
            <text:p>5433</text:p>
          </table:table-cell>
          <table:table-cell office:value-type="string" calcext:value-type="string">
            <text:p>Tool_Z_Offset_33</text:p>
          </table:table-cell>
          <table:table-cell/>
        </table:table-row>
        <table:table-row table:style-name="ro1">
          <table:table-cell table:style-name="ce2" office:value-type="float" office:value="5434" calcext:value-type="float">
            <text:p>5434</text:p>
          </table:table-cell>
          <table:table-cell office:value-type="string" calcext:value-type="string">
            <text:p>Tool_Z_Offset_34</text:p>
          </table:table-cell>
          <table:table-cell/>
        </table:table-row>
        <table:table-row table:style-name="ro1">
          <table:table-cell table:style-name="ce2" office:value-type="float" office:value="5435" calcext:value-type="float">
            <text:p>5435</text:p>
          </table:table-cell>
          <table:table-cell office:value-type="string" calcext:value-type="string">
            <text:p>Tool_Z_Offset_35</text:p>
          </table:table-cell>
          <table:table-cell/>
        </table:table-row>
        <table:table-row table:style-name="ro1">
          <table:table-cell table:style-name="ce2" office:value-type="float" office:value="5436" calcext:value-type="float">
            <text:p>5436</text:p>
          </table:table-cell>
          <table:table-cell office:value-type="string" calcext:value-type="string">
            <text:p>Tool_Z_Offset_36</text:p>
          </table:table-cell>
          <table:table-cell/>
        </table:table-row>
        <table:table-row table:style-name="ro1">
          <table:table-cell table:style-name="ce2" office:value-type="float" office:value="5437" calcext:value-type="float">
            <text:p>5437</text:p>
          </table:table-cell>
          <table:table-cell office:value-type="string" calcext:value-type="string">
            <text:p>Tool_Z_Offset_37</text:p>
          </table:table-cell>
          <table:table-cell/>
        </table:table-row>
        <table:table-row table:style-name="ro1">
          <table:table-cell table:style-name="ce2" office:value-type="float" office:value="5438" calcext:value-type="float">
            <text:p>5438</text:p>
          </table:table-cell>
          <table:table-cell office:value-type="string" calcext:value-type="string">
            <text:p>Tool_Z_Offset_38</text:p>
          </table:table-cell>
          <table:table-cell/>
        </table:table-row>
        <table:table-row table:style-name="ro1">
          <table:table-cell table:style-name="ce2" office:value-type="float" office:value="5439" calcext:value-type="float">
            <text:p>5439</text:p>
          </table:table-cell>
          <table:table-cell office:value-type="string" calcext:value-type="string">
            <text:p>Tool_Z_Offset_39</text:p>
          </table:table-cell>
          <table:table-cell/>
        </table:table-row>
        <table:table-row table:style-name="ro1">
          <table:table-cell table:style-name="ce2" office:value-type="float" office:value="5440" calcext:value-type="float">
            <text:p>5440</text:p>
          </table:table-cell>
          <table:table-cell office:value-type="string" calcext:value-type="string">
            <text:p>Tool_Z_Offset_40</text:p>
          </table:table-cell>
          <table:table-cell/>
        </table:table-row>
        <table:table-row table:style-name="ro1">
          <table:table-cell table:style-name="ce2" office:value-type="float" office:value="5441" calcext:value-type="float">
            <text:p>5441</text:p>
          </table:table-cell>
          <table:table-cell office:value-type="string" calcext:value-type="string">
            <text:p>Tool_Z_Offset_41</text:p>
          </table:table-cell>
          <table:table-cell/>
        </table:table-row>
        <table:table-row table:style-name="ro1">
          <table:table-cell table:style-name="ce2" office:value-type="float" office:value="5442" calcext:value-type="float">
            <text:p>5442</text:p>
          </table:table-cell>
          <table:table-cell office:value-type="string" calcext:value-type="string">
            <text:p>Tool_Z_Offset_42</text:p>
          </table:table-cell>
          <table:table-cell/>
        </table:table-row>
        <table:table-row table:style-name="ro1">
          <table:table-cell table:style-name="ce2" office:value-type="float" office:value="5443" calcext:value-type="float">
            <text:p>5443</text:p>
          </table:table-cell>
          <table:table-cell office:value-type="string" calcext:value-type="string">
            <text:p>Tool_Z_Offset_43</text:p>
          </table:table-cell>
          <table:table-cell/>
        </table:table-row>
        <table:table-row table:style-name="ro1">
          <table:table-cell table:style-name="ce2" office:value-type="float" office:value="5444" calcext:value-type="float">
            <text:p>5444</text:p>
          </table:table-cell>
          <table:table-cell office:value-type="string" calcext:value-type="string">
            <text:p>Tool_Z_Offset_44</text:p>
          </table:table-cell>
          <table:table-cell/>
        </table:table-row>
        <table:table-row table:style-name="ro1">
          <table:table-cell table:style-name="ce2" office:value-type="float" office:value="5445" calcext:value-type="float">
            <text:p>5445</text:p>
          </table:table-cell>
          <table:table-cell office:value-type="string" calcext:value-type="string">
            <text:p>Tool_Z_Offset_45</text:p>
          </table:table-cell>
          <table:table-cell/>
        </table:table-row>
        <table:table-row table:style-name="ro1">
          <table:table-cell table:style-name="ce2" office:value-type="float" office:value="5446" calcext:value-type="float">
            <text:p>5446</text:p>
          </table:table-cell>
          <table:table-cell office:value-type="string" calcext:value-type="string">
            <text:p>Tool_Z_Offset_46</text:p>
          </table:table-cell>
          <table:table-cell/>
        </table:table-row>
        <table:table-row table:style-name="ro1">
          <table:table-cell table:style-name="ce2" office:value-type="float" office:value="5447" calcext:value-type="float">
            <text:p>5447</text:p>
          </table:table-cell>
          <table:table-cell office:value-type="string" calcext:value-type="string">
            <text:p>Tool_Z_Offset_47</text:p>
          </table:table-cell>
          <table:table-cell/>
        </table:table-row>
        <table:table-row table:style-name="ro1">
          <table:table-cell table:style-name="ce2" office:value-type="float" office:value="5448" calcext:value-type="float">
            <text:p>5448</text:p>
          </table:table-cell>
          <table:table-cell office:value-type="string" calcext:value-type="string">
            <text:p>Tool_Z_Offset_48</text:p>
          </table:table-cell>
          <table:table-cell/>
        </table:table-row>
        <table:table-row table:style-name="ro1">
          <table:table-cell table:style-name="ce2" office:value-type="float" office:value="5449" calcext:value-type="float">
            <text:p>5449</text:p>
          </table:table-cell>
          <table:table-cell office:value-type="string" calcext:value-type="string">
            <text:p>Tool_Z_Offset_49</text:p>
          </table:table-cell>
          <table:table-cell/>
        </table:table-row>
        <table:table-row table:style-name="ro1">
          <table:table-cell table:style-name="ce2" office:value-type="float" office:value="5450" calcext:value-type="float">
            <text:p>5450</text:p>
          </table:table-cell>
          <table:table-cell office:value-type="string" calcext:value-type="string">
            <text:p>Tool_Z_Offset_50</text:p>
          </table:table-cell>
          <table:table-cell/>
        </table:table-row>
        <table:table-row table:style-name="ro1">
          <table:table-cell table:style-name="ce2" office:value-type="float" office:value="5451" calcext:value-type="float">
            <text:p>5451</text:p>
          </table:table-cell>
          <table:table-cell office:value-type="string" calcext:value-type="string">
            <text:p>Tool_Z_Offset_51</text:p>
          </table:table-cell>
          <table:table-cell/>
        </table:table-row>
        <table:table-row table:style-name="ro1">
          <table:table-cell table:style-name="ce2" office:value-type="float" office:value="5452" calcext:value-type="float">
            <text:p>5452</text:p>
          </table:table-cell>
          <table:table-cell office:value-type="string" calcext:value-type="string">
            <text:p>Tool_Z_Offset_52</text:p>
          </table:table-cell>
          <table:table-cell/>
        </table:table-row>
        <table:table-row table:style-name="ro1">
          <table:table-cell table:style-name="ce2" office:value-type="float" office:value="5453" calcext:value-type="float">
            <text:p>5453</text:p>
          </table:table-cell>
          <table:table-cell office:value-type="string" calcext:value-type="string">
            <text:p>Tool_Z_Offset_53</text:p>
          </table:table-cell>
          <table:table-cell/>
        </table:table-row>
        <table:table-row table:style-name="ro1">
          <table:table-cell table:style-name="ce2" office:value-type="float" office:value="5454" calcext:value-type="float">
            <text:p>5454</text:p>
          </table:table-cell>
          <table:table-cell office:value-type="string" calcext:value-type="string">
            <text:p>Tool_Z_Offset_54</text:p>
          </table:table-cell>
          <table:table-cell/>
        </table:table-row>
        <table:table-row table:style-name="ro1">
          <table:table-cell table:style-name="ce2" office:value-type="float" office:value="5455" calcext:value-type="float">
            <text:p>5455</text:p>
          </table:table-cell>
          <table:table-cell office:value-type="string" calcext:value-type="string">
            <text:p>Tool_Z_Offset_55</text:p>
          </table:table-cell>
          <table:table-cell/>
        </table:table-row>
        <table:table-row table:style-name="ro1">
          <table:table-cell table:style-name="ce2" office:value-type="float" office:value="5456" calcext:value-type="float">
            <text:p>5456</text:p>
          </table:table-cell>
          <table:table-cell office:value-type="string" calcext:value-type="string">
            <text:p>Tool_Z_Offset_56</text:p>
          </table:table-cell>
          <table:table-cell/>
        </table:table-row>
        <table:table-row table:style-name="ro1">
          <table:table-cell table:style-name="ce2" office:value-type="float" office:value="5457" calcext:value-type="float">
            <text:p>5457</text:p>
          </table:table-cell>
          <table:table-cell office:value-type="string" calcext:value-type="string">
            <text:p>Tool_Z_Offset_57</text:p>
          </table:table-cell>
          <table:table-cell/>
        </table:table-row>
        <table:table-row table:style-name="ro1">
          <table:table-cell table:style-name="ce2" office:value-type="float" office:value="5458" calcext:value-type="float">
            <text:p>5458</text:p>
          </table:table-cell>
          <table:table-cell office:value-type="string" calcext:value-type="string">
            <text:p>Tool_Z_Offset_58</text:p>
          </table:table-cell>
          <table:table-cell/>
        </table:table-row>
        <table:table-row table:style-name="ro1">
          <table:table-cell table:style-name="ce2" office:value-type="float" office:value="5459" calcext:value-type="float">
            <text:p>5459</text:p>
          </table:table-cell>
          <table:table-cell office:value-type="string" calcext:value-type="string">
            <text:p>Tool_Z_Offset_59</text:p>
          </table:table-cell>
          <table:table-cell/>
        </table:table-row>
        <table:table-row table:style-name="ro1">
          <table:table-cell table:style-name="ce2" office:value-type="float" office:value="5460" calcext:value-type="float">
            <text:p>5460</text:p>
          </table:table-cell>
          <table:table-cell office:value-type="string" calcext:value-type="string">
            <text:p>Tool_Z_Offset_60</text:p>
          </table:table-cell>
          <table:table-cell/>
        </table:table-row>
        <table:table-row table:style-name="ro1">
          <table:table-cell table:style-name="ce2" office:value-type="float" office:value="5461" calcext:value-type="float">
            <text:p>5461</text:p>
          </table:table-cell>
          <table:table-cell office:value-type="string" calcext:value-type="string">
            <text:p>Tool_Z_Offset_61</text:p>
          </table:table-cell>
          <table:table-cell/>
        </table:table-row>
        <table:table-row table:style-name="ro1">
          <table:table-cell table:style-name="ce2" office:value-type="float" office:value="5462" calcext:value-type="float">
            <text:p>5462</text:p>
          </table:table-cell>
          <table:table-cell office:value-type="string" calcext:value-type="string">
            <text:p>Tool_Z_Offset_62</text:p>
          </table:table-cell>
          <table:table-cell/>
        </table:table-row>
        <table:table-row table:style-name="ro1">
          <table:table-cell table:style-name="ce2" office:value-type="float" office:value="5463" calcext:value-type="float">
            <text:p>5463</text:p>
          </table:table-cell>
          <table:table-cell office:value-type="string" calcext:value-type="string">
            <text:p>Tool_Z_Offset_63</text:p>
          </table:table-cell>
          <table:table-cell/>
        </table:table-row>
        <table:table-row table:style-name="ro1">
          <table:table-cell table:style-name="ce2" office:value-type="float" office:value="5464" calcext:value-type="float">
            <text:p>5464</text:p>
          </table:table-cell>
          <table:table-cell office:value-type="string" calcext:value-type="string">
            <text:p>Tool_Z_Offset_64</text:p>
          </table:table-cell>
          <table:table-cell/>
        </table:table-row>
        <table:table-row table:style-name="ro1">
          <table:table-cell table:style-name="ce2" office:value-type="float" office:value="5465" calcext:value-type="float">
            <text:p>5465</text:p>
          </table:table-cell>
          <table:table-cell office:value-type="string" calcext:value-type="string">
            <text:p>Tool_Z_Offset_65</text:p>
          </table:table-cell>
          <table:table-cell/>
        </table:table-row>
        <table:table-row table:style-name="ro1">
          <table:table-cell table:style-name="ce2" office:value-type="float" office:value="5466" calcext:value-type="float">
            <text:p>5466</text:p>
          </table:table-cell>
          <table:table-cell office:value-type="string" calcext:value-type="string">
            <text:p>Tool_Z_Offset_66</text:p>
          </table:table-cell>
          <table:table-cell/>
        </table:table-row>
        <table:table-row table:style-name="ro1">
          <table:table-cell table:style-name="ce2" office:value-type="float" office:value="5467" calcext:value-type="float">
            <text:p>5467</text:p>
          </table:table-cell>
          <table:table-cell office:value-type="string" calcext:value-type="string">
            <text:p>Tool_Z_Offset_67</text:p>
          </table:table-cell>
          <table:table-cell/>
        </table:table-row>
        <table:table-row table:style-name="ro1">
          <table:table-cell table:style-name="ce2" office:value-type="float" office:value="5468" calcext:value-type="float">
            <text:p>5468</text:p>
          </table:table-cell>
          <table:table-cell office:value-type="string" calcext:value-type="string">
            <text:p>Tool_Z_Offset_68</text:p>
          </table:table-cell>
          <table:table-cell/>
        </table:table-row>
        <table:table-row table:style-name="ro1">
          <table:table-cell table:style-name="ce2" office:value-type="float" office:value="5469" calcext:value-type="float">
            <text:p>5469</text:p>
          </table:table-cell>
          <table:table-cell office:value-type="string" calcext:value-type="string">
            <text:p>Tool_Z_Offset_69</text:p>
          </table:table-cell>
          <table:table-cell/>
        </table:table-row>
        <table:table-row table:style-name="ro1">
          <table:table-cell table:style-name="ce2" office:value-type="float" office:value="5470" calcext:value-type="float">
            <text:p>5470</text:p>
          </table:table-cell>
          <table:table-cell office:value-type="string" calcext:value-type="string">
            <text:p>Tool_Z_Offset_70</text:p>
          </table:table-cell>
          <table:table-cell/>
        </table:table-row>
        <table:table-row table:style-name="ro1">
          <table:table-cell table:style-name="ce2" office:value-type="float" office:value="5471" calcext:value-type="float">
            <text:p>5471</text:p>
          </table:table-cell>
          <table:table-cell office:value-type="string" calcext:value-type="string">
            <text:p>Tool_Z_Offset_71</text:p>
          </table:table-cell>
          <table:table-cell/>
        </table:table-row>
        <table:table-row table:style-name="ro1">
          <table:table-cell table:style-name="ce2" office:value-type="float" office:value="5472" calcext:value-type="float">
            <text:p>5472</text:p>
          </table:table-cell>
          <table:table-cell office:value-type="string" calcext:value-type="string">
            <text:p>Tool_Z_Offset_72</text:p>
          </table:table-cell>
          <table:table-cell/>
        </table:table-row>
        <table:table-row table:style-name="ro1">
          <table:table-cell table:style-name="ce2" office:value-type="float" office:value="5473" calcext:value-type="float">
            <text:p>5473</text:p>
          </table:table-cell>
          <table:table-cell office:value-type="string" calcext:value-type="string">
            <text:p>Tool_Z_Offset_73</text:p>
          </table:table-cell>
          <table:table-cell/>
        </table:table-row>
        <table:table-row table:style-name="ro1">
          <table:table-cell table:style-name="ce2" office:value-type="float" office:value="5474" calcext:value-type="float">
            <text:p>5474</text:p>
          </table:table-cell>
          <table:table-cell office:value-type="string" calcext:value-type="string">
            <text:p>Tool_Z_Offset_74</text:p>
          </table:table-cell>
          <table:table-cell/>
        </table:table-row>
        <table:table-row table:style-name="ro1">
          <table:table-cell table:style-name="ce2" office:value-type="float" office:value="5475" calcext:value-type="float">
            <text:p>5475</text:p>
          </table:table-cell>
          <table:table-cell office:value-type="string" calcext:value-type="string">
            <text:p>Tool_Z_Offset_75</text:p>
          </table:table-cell>
          <table:table-cell/>
        </table:table-row>
        <table:table-row table:style-name="ro1">
          <table:table-cell table:style-name="ce2" office:value-type="float" office:value="5476" calcext:value-type="float">
            <text:p>5476</text:p>
          </table:table-cell>
          <table:table-cell office:value-type="string" calcext:value-type="string">
            <text:p>Tool_Z_Offset_76</text:p>
          </table:table-cell>
          <table:table-cell/>
        </table:table-row>
        <table:table-row table:style-name="ro1">
          <table:table-cell table:style-name="ce2" office:value-type="float" office:value="5477" calcext:value-type="float">
            <text:p>5477</text:p>
          </table:table-cell>
          <table:table-cell office:value-type="string" calcext:value-type="string">
            <text:p>Tool_Z_Offset_77</text:p>
          </table:table-cell>
          <table:table-cell/>
        </table:table-row>
        <table:table-row table:style-name="ro1">
          <table:table-cell table:style-name="ce2" office:value-type="float" office:value="5478" calcext:value-type="float">
            <text:p>5478</text:p>
          </table:table-cell>
          <table:table-cell office:value-type="string" calcext:value-type="string">
            <text:p>Tool_Z_Offset_78</text:p>
          </table:table-cell>
          <table:table-cell/>
        </table:table-row>
        <table:table-row table:style-name="ro1">
          <table:table-cell table:style-name="ce2" office:value-type="float" office:value="5479" calcext:value-type="float">
            <text:p>5479</text:p>
          </table:table-cell>
          <table:table-cell office:value-type="string" calcext:value-type="string">
            <text:p>Tool_Z_Offset_79</text:p>
          </table:table-cell>
          <table:table-cell/>
        </table:table-row>
        <table:table-row table:style-name="ro1">
          <table:table-cell table:style-name="ce2" office:value-type="float" office:value="5480" calcext:value-type="float">
            <text:p>5480</text:p>
          </table:table-cell>
          <table:table-cell office:value-type="string" calcext:value-type="string">
            <text:p>Tool_Z_Offset_80</text:p>
          </table:table-cell>
          <table:table-cell/>
        </table:table-row>
        <table:table-row table:style-name="ro1">
          <table:table-cell table:style-name="ce2" office:value-type="float" office:value="5481" calcext:value-type="float">
            <text:p>5481</text:p>
          </table:table-cell>
          <table:table-cell office:value-type="string" calcext:value-type="string">
            <text:p>Tool_Z_Offset_81</text:p>
          </table:table-cell>
          <table:table-cell/>
        </table:table-row>
        <table:table-row table:style-name="ro1">
          <table:table-cell table:style-name="ce2" office:value-type="float" office:value="5482" calcext:value-type="float">
            <text:p>5482</text:p>
          </table:table-cell>
          <table:table-cell office:value-type="string" calcext:value-type="string">
            <text:p>Tool_Z_Offset_82</text:p>
          </table:table-cell>
          <table:table-cell/>
        </table:table-row>
        <table:table-row table:style-name="ro1">
          <table:table-cell table:style-name="ce2" office:value-type="float" office:value="5483" calcext:value-type="float">
            <text:p>5483</text:p>
          </table:table-cell>
          <table:table-cell office:value-type="string" calcext:value-type="string">
            <text:p>Tool_Z_Offset_83</text:p>
          </table:table-cell>
          <table:table-cell/>
        </table:table-row>
        <table:table-row table:style-name="ro1">
          <table:table-cell table:style-name="ce2" office:value-type="float" office:value="5484" calcext:value-type="float">
            <text:p>5484</text:p>
          </table:table-cell>
          <table:table-cell office:value-type="string" calcext:value-type="string">
            <text:p>Tool_Z_Offset_84</text:p>
          </table:table-cell>
          <table:table-cell/>
        </table:table-row>
        <table:table-row table:style-name="ro1">
          <table:table-cell table:style-name="ce2" office:value-type="float" office:value="5485" calcext:value-type="float">
            <text:p>5485</text:p>
          </table:table-cell>
          <table:table-cell office:value-type="string" calcext:value-type="string">
            <text:p>Tool_Z_Offset_85</text:p>
          </table:table-cell>
          <table:table-cell/>
        </table:table-row>
        <table:table-row table:style-name="ro1">
          <table:table-cell table:style-name="ce2" office:value-type="float" office:value="5486" calcext:value-type="float">
            <text:p>5486</text:p>
          </table:table-cell>
          <table:table-cell office:value-type="string" calcext:value-type="string">
            <text:p>Tool_Z_Offset_86</text:p>
          </table:table-cell>
          <table:table-cell/>
        </table:table-row>
        <table:table-row table:style-name="ro1">
          <table:table-cell table:style-name="ce2" office:value-type="float" office:value="5487" calcext:value-type="float">
            <text:p>5487</text:p>
          </table:table-cell>
          <table:table-cell office:value-type="string" calcext:value-type="string">
            <text:p>Tool_Z_Offset_87</text:p>
          </table:table-cell>
          <table:table-cell/>
        </table:table-row>
        <table:table-row table:style-name="ro1">
          <table:table-cell table:style-name="ce2" office:value-type="float" office:value="5488" calcext:value-type="float">
            <text:p>5488</text:p>
          </table:table-cell>
          <table:table-cell office:value-type="string" calcext:value-type="string">
            <text:p>Tool_Z_Offset_88</text:p>
          </table:table-cell>
          <table:table-cell/>
        </table:table-row>
        <table:table-row table:style-name="ro1">
          <table:table-cell table:style-name="ce2" office:value-type="float" office:value="5489" calcext:value-type="float">
            <text:p>5489</text:p>
          </table:table-cell>
          <table:table-cell office:value-type="string" calcext:value-type="string">
            <text:p>Tool_Z_Offset_89</text:p>
          </table:table-cell>
          <table:table-cell/>
        </table:table-row>
        <table:table-row table:style-name="ro1">
          <table:table-cell table:style-name="ce2" office:value-type="float" office:value="5490" calcext:value-type="float">
            <text:p>5490</text:p>
          </table:table-cell>
          <table:table-cell office:value-type="string" calcext:value-type="string">
            <text:p>Tool_Z_Offset_90</text:p>
          </table:table-cell>
          <table:table-cell/>
        </table:table-row>
        <table:table-row table:style-name="ro1">
          <table:table-cell table:style-name="ce2" office:value-type="float" office:value="5491" calcext:value-type="float">
            <text:p>5491</text:p>
          </table:table-cell>
          <table:table-cell office:value-type="string" calcext:value-type="string">
            <text:p>Tool_Z_Offset_91</text:p>
          </table:table-cell>
          <table:table-cell/>
        </table:table-row>
        <table:table-row table:style-name="ro1">
          <table:table-cell table:style-name="ce2" office:value-type="float" office:value="5492" calcext:value-type="float">
            <text:p>5492</text:p>
          </table:table-cell>
          <table:table-cell office:value-type="string" calcext:value-type="string">
            <text:p>Tool_Z_Offset_92</text:p>
          </table:table-cell>
          <table:table-cell/>
        </table:table-row>
        <table:table-row table:style-name="ro1">
          <table:table-cell table:style-name="ce2" office:value-type="float" office:value="5493" calcext:value-type="float">
            <text:p>5493</text:p>
          </table:table-cell>
          <table:table-cell office:value-type="string" calcext:value-type="string">
            <text:p>Tool_Z_Offset_93</text:p>
          </table:table-cell>
          <table:table-cell/>
        </table:table-row>
        <table:table-row table:style-name="ro1">
          <table:table-cell table:style-name="ce2" office:value-type="float" office:value="5494" calcext:value-type="float">
            <text:p>5494</text:p>
          </table:table-cell>
          <table:table-cell office:value-type="string" calcext:value-type="string">
            <text:p>Tool_Z_Offset_94</text:p>
          </table:table-cell>
          <table:table-cell/>
        </table:table-row>
        <table:table-row table:style-name="ro1">
          <table:table-cell table:style-name="ce2" office:value-type="float" office:value="5495" calcext:value-type="float">
            <text:p>5495</text:p>
          </table:table-cell>
          <table:table-cell office:value-type="string" calcext:value-type="string">
            <text:p>Tool_Z_Offset_95</text:p>
          </table:table-cell>
          <table:table-cell/>
        </table:table-row>
        <table:table-row table:style-name="ro1">
          <table:table-cell table:style-name="ce2" office:value-type="float" office:value="5496" calcext:value-type="float">
            <text:p>5496</text:p>
          </table:table-cell>
          <table:table-cell office:value-type="string" calcext:value-type="string">
            <text:p>Tool_Z_Offset_96</text:p>
          </table:table-cell>
          <table:table-cell/>
        </table:table-row>
        <table:table-row table:style-name="ro1">
          <table:table-cell table:style-name="ce2" office:value-type="float" office:value="5497" calcext:value-type="float">
            <text:p>5497</text:p>
          </table:table-cell>
          <table:table-cell office:value-type="string" calcext:value-type="string">
            <text:p>Tool_Z_Offset_97</text:p>
          </table:table-cell>
          <table:table-cell/>
        </table:table-row>
        <table:table-row table:style-name="ro1">
          <table:table-cell table:style-name="ce2" office:value-type="float" office:value="5498" calcext:value-type="float">
            <text:p>5498</text:p>
          </table:table-cell>
          <table:table-cell office:value-type="string" calcext:value-type="string">
            <text:p>Tool_Z_Offset_98</text:p>
          </table:table-cell>
          <table:table-cell/>
        </table:table-row>
        <table:table-row table:style-name="ro1">
          <table:table-cell table:style-name="ce2" office:value-type="float" office:value="5499" calcext:value-type="float">
            <text:p>5499</text:p>
          </table:table-cell>
          <table:table-cell office:value-type="string" calcext:value-type="string">
            <text:p>Tool_Z_Offset_99</text:p>
          </table:table-cell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Tool Diameter 55xx" table:style-name="ta1">
        <table:table-column table:style-name="co6" table:default-cell-style-name="ce2"/>
        <table:table-column table:style-name="co9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Tool_Diameter_1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Tool_Diameter_2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Tool_Diameter_3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Tool_Diameter_4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Tool_Diameter_5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Tool_Diameter_6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Tool_Diameter_7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Tool_Diameter_8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Tool_Diameter_9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Tool_Diameter_10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Tool_Diameter_11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Tool_Diameter_12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Tool_Diameter_13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Tool_Diameter_14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Tool_Diameter_15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Tool_Diameter_16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Tool_Diameter_17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Tool_Diameter_18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Tool_Diameter_19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Tool_Diameter_20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Tool_Diameter_21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Tool_Diameter_22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Tool_Diameter_23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Tool_Diameter_24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Tool_Diameter_25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Tool_Diameter_26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Tool_Diameter_27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Tool_Diameter_28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string" calcext:value-type="string">
            <text:p>Tool_Diameter_29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Tool_Diameter_30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Tool_Diameter_31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Tool_Diameter_32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Tool_Diameter_33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Tool_Diameter_34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Tool_Diameter_3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Tool_Diameter_36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string" calcext:value-type="string">
            <text:p>Tool_Diameter_37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string" calcext:value-type="string">
            <text:p>Tool_Diameter_38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Tool_Diameter_39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Tool_Diameter_40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Tool_Diameter_41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Tool_Diameter_42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Tool_Diameter_43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Tool_Diameter_44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Tool_Diameter_45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Tool_Diameter_46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string" calcext:value-type="string">
            <text:p>Tool_Diameter_47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Tool_Diameter_48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string" calcext:value-type="string">
            <text:p>Tool_Diameter_49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Tool_Diameter_50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Tool_Diameter_51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Tool_Diameter_52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Tool_Diameter_53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Tool_Diameter_54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Tool_Diameter_55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Tool_Diameter_56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Tool_Diameter_57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string" calcext:value-type="string">
            <text:p>Tool_Diameter_58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Tool_Diameter_59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string" calcext:value-type="string">
            <text:p>Tool_Diameter_60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Tool_Diameter_61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Tool_Diameter_62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Tool_Diameter_63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Tool_Diameter_64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Tool_Diameter_65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Tool_Diameter_66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string" calcext:value-type="string">
            <text:p>Tool_Diameter_67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Tool_Diameter_68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string" calcext:value-type="string">
            <text:p>Tool_Diameter_69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string" calcext:value-type="string">
            <text:p>Tool_Diameter_70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Tool_Diameter_71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Tool_Diameter_72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Tool_Diameter_73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string" calcext:value-type="string">
            <text:p>Tool_Diameter_74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string" calcext:value-type="string">
            <text:p>Tool_Diameter_75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string" calcext:value-type="string">
            <text:p>Tool_Diameter_76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string" calcext:value-type="string">
            <text:p>Tool_Diameter_77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Tool_Diameter_78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Tool_Diameter_79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Tool_Diameter_80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Tool_Diameter_81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string" calcext:value-type="string">
            <text:p>Tool_Diameter_82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string" calcext:value-type="string">
            <text:p>Tool_Diameter_83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string" calcext:value-type="string">
            <text:p>Tool_Diameter_84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Tool_Diameter_85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string" calcext:value-type="string">
            <text:p>Tool_Diameter_86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string" calcext:value-type="string">
            <text:p>Tool_Diameter_87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Tool_Diameter_8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Tool_Diameter_89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Tool_Diameter_90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Tool_Diameter_91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Tool_Diameter_92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Tool_Diameter_93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string" calcext:value-type="string">
            <text:p>Tool_Diameter_94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Tool_Diameter_95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string" calcext:value-type="string">
            <text:p>Tool_Diameter_96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string" calcext:value-type="string">
            <text:p>Tool_Diameter_97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string" calcext:value-type="string">
            <text:p>Tool_Diameter_98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Tool_Diameter_99</text:p>
          </table:table-cell>
        </table:table-row>
      </table:table>
      <table:table table:name="Tool X Offset 56xx" table:style-name="ta1">
        <table:table-column table:style-name="co6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Tool_X_Offset_Turning_1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string" calcext:value-type="string">
            <text:p>Tool_X_Offset_Turning_2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Tool_X_Offset_Turning_3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Tool_X_Offset_Turning_4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Tool_X_Offset_Turning_5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Tool_X_Offset_Turning_6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Tool_X_Offset_Turning_7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Tool_X_Offset_Turning_8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Tool_X_Offset_Turning_9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Tool_X_Offset_Turning_10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Tool_X_Offset_Turning_11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Tool_X_Offset_Turning_12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Tool_X_Offset_Turning_13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Tool_X_Offset_Turning_14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Tool_X_Offset_Turning_15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Tool_X_Offset_Turning_16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Tool_X_Offset_Turning_17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Tool_X_Offset_Turning_18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Tool_X_Offset_Turning_19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Tool_X_Offset_Turning_20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Tool_X_Offset_Turning_21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Tool_X_Offset_Turning_22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Tool_X_Offset_Turning_23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Tool_X_Offset_Turning_24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Tool_X_Offset_Turning_25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Tool_X_Offset_Turning_26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Tool_X_Offset_Turning_27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Tool_X_Offset_Turning_28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string" calcext:value-type="string">
            <text:p>Tool_X_Offset_Turning_29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string" calcext:value-type="string">
            <text:p>Tool_X_Offset_Turning_30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Tool_X_Offset_Turning_31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Tool_X_Offset_Turning_32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Tool_X_Offset_Turning_33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Tool_X_Offset_Turning_34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Tool_X_Offset_Turning_35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Tool_X_Offset_Turning_36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Tool_X_Offset_Turning_37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Tool_X_Offset_Turning_38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Tool_X_Offset_Turning_39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Tool_X_Offset_Turning_40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Tool_X_Offset_Turning_41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Tool_X_Offset_Turning_42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Tool_X_Offset_Turning_43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Tool_X_Offset_Turning_44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Tool_X_Offset_Turning_45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Tool_X_Offset_Turning_46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Tool_X_Offset_Turning_47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Tool_X_Offset_Turning_48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Tool_X_Offset_Turning_49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Tool_X_Offset_Turning_50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Tool_X_Offset_Turning_51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Tool_X_Offset_Turning_52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Tool_X_Offset_Turning_53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Tool_X_Offset_Turning_54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Tool_X_Offset_Turning_55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Tool_X_Offset_Turning_56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string" calcext:value-type="string">
            <text:p>Tool_X_Offset_Turning_57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string" calcext:value-type="string">
            <text:p>Tool_X_Offset_Turning_58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Tool_X_Offset_Turning_59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Tool_X_Offset_Turning_60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Tool_X_Offset_Turning_61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Tool_X_Offset_Turning_62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Tool_X_Offset_Turning_63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Tool_X_Offset_Turning_64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Tool_X_Offset_Turning_65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Tool_X_Offset_Turning_66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Tool_X_Offset_Turning_67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string" calcext:value-type="string">
            <text:p>Tool_X_Offset_Turning_68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string" calcext:value-type="string">
            <text:p>Tool_X_Offset_Turning_69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string" calcext:value-type="string">
            <text:p>Tool_X_Offset_Turning_70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string" calcext:value-type="string">
            <text:p>Tool_X_Offset_Turning_71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Tool_X_Offset_Turning_72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Tool_X_Offset_Turning_73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Tool_X_Offset_Turning_74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string" calcext:value-type="string">
            <text:p>Tool_X_Offset_Turning_75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string" calcext:value-type="string">
            <text:p>Tool_X_Offset_Turning_76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string" calcext:value-type="string">
            <text:p>Tool_X_Offset_Turning_77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Tool_X_Offset_Turning_78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string" calcext:value-type="string">
            <text:p>Tool_X_Offset_Turning_79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string" calcext:value-type="string">
            <text:p>Tool_X_Offset_Turning_80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string" calcext:value-type="string">
            <text:p>Tool_X_Offset_Turning_81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string" calcext:value-type="string">
            <text:p>Tool_X_Offset_Turning_82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string" calcext:value-type="string">
            <text:p>Tool_X_Offset_Turning_83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Tool_X_Offset_Turning_84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Tool_X_Offset_Turning_85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string" calcext:value-type="string">
            <text:p>Tool_X_Offset_Turning_86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Tool_X_Offset_Turning_87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Tool_X_Offset_Turning_88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string" calcext:value-type="string">
            <text:p>Tool_X_Offset_Turning_89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Tool_X_Offset_Turning_90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string" calcext:value-type="string">
            <text:p>Tool_X_Offset_Turning_91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string" calcext:value-type="string">
            <text:p>Tool_X_Offset_Turning_92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Tool_X_Offset_Turning_93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Tool_X_Offset_Turning_94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string" calcext:value-type="string">
            <text:p>Tool_X_Offset_Turning_95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string" calcext:value-type="string">
            <text:p>Tool_X_Offset_Turning_96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Tool_X_Offset_Turning_97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string" calcext:value-type="string">
            <text:p>Tool_X_Offset_Turning_98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string" calcext:value-type="string">
            <text:p>Tool_X_Offset_Turning_99</text:p>
          </table:table-cell>
        </table:table-row>
      </table:table>
      <table:table table:name="Tool Orientation 57xx" table:style-name="ta1">
        <table:table-column table:style-name="co6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Tool_Orientation_1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Tool_Orientation_2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Tool_Orientation_3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Tool_Orientation_4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Tool_Orientation_5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Tool_Orientation_6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Tool_Orientation_7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Tool_Orientation_8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string" calcext:value-type="string">
            <text:p>Tool_Orientation_9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Tool_Orientation_10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Tool_Orientation_11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Tool_Orientation_12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Tool_Orientation_13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Tool_Orientation_14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Tool_Orientation_15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Tool_Orientation_16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Tool_Orientation_17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Tool_Orientation_18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Tool_Orientation_19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string" calcext:value-type="string">
            <text:p>Tool_Orientation_20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string" calcext:value-type="string">
            <text:p>Tool_Orientation_21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Tool_Orientation_22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Tool_Orientation_23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Tool_Orientation_24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Tool_Orientation_25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Tool_Orientation_26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Tool_Orientation_27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Tool_Orientation_28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string" calcext:value-type="string">
            <text:p>Tool_Orientation_29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Tool_Orientation_30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string" calcext:value-type="string">
            <text:p>Tool_Orientation_31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Tool_Orientation_32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Tool_Orientation_33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Tool_Orientation_34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Tool_Orientation_35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Tool_Orientation_36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Tool_Orientation_37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string" calcext:value-type="string">
            <text:p>Tool_Orientation_38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Tool_Orientation_39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string" calcext:value-type="string">
            <text:p>Tool_Orientation_40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string" calcext:value-type="string">
            <text:p>Tool_Orientation_41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Tool_Orientation_42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Tool_Orientation_43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string" calcext:value-type="string">
            <text:p>Tool_Orientation_44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Tool_Orientation_45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Tool_Orientation_46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string" calcext:value-type="string">
            <text:p>Tool_Orientation_47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Tool_Orientation_48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string" calcext:value-type="string">
            <text:p>Tool_Orientation_49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Tool_Orientation_50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string" calcext:value-type="string">
            <text:p>Tool_Orientation_51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Tool_Orientation_52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string" calcext:value-type="string">
            <text:p>Tool_Orientation_53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Tool_Orientation_54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Tool_Orientation_55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Tool_Orientation_56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Tool_Orientation_57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Tool_Orientation_58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Tool_Orientation_59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Tool_Orientation_60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Tool_Orientation_61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Tool_Orientation_62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string" calcext:value-type="string">
            <text:p>Tool_Orientation_63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Tool_Orientation_64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Tool_Orientation_65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Tool_Orientation_66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Tool_Orientation_67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Tool_Orientation_68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string" calcext:value-type="string">
            <text:p>Tool_Orientation_69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Tool_Orientation_70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Tool_Orientation_71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Tool_Orientation_72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string" calcext:value-type="string">
            <text:p>Tool_Orientation_7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Tool_Orientation_74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Tool_Orientation_75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Tool_Orientation_76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string" calcext:value-type="string">
            <text:p>Tool_Orientation_77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string" calcext:value-type="string">
            <text:p>Tool_Orientation_78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string" calcext:value-type="string">
            <text:p>Tool_Orientation_79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string" calcext:value-type="string">
            <text:p>Tool_Orientation_80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Tool_Orientation_81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Tool_Orientation_82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Tool_Orientation_83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Tool_Orientation_84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string" calcext:value-type="string">
            <text:p>Tool_Orientation_85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string" calcext:value-type="string">
            <text:p>Tool_Orientation_86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string" calcext:value-type="string">
            <text:p>Tool_Orientation_87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string" calcext:value-type="string">
            <text:p>Tool_Orientation_88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Tool_Orientation_89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Tool_Orientation_90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Tool_Orientation_91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Tool_Orientation_92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string" calcext:value-type="string">
            <text:p>Tool_Orientation_93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string" calcext:value-type="string">
            <text:p>Tool_Orientation_94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string" calcext:value-type="string">
            <text:p>Tool_Orientation_95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string" calcext:value-type="string">
            <text:p>Tool_Orientation_96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string" calcext:value-type="string">
            <text:p>Tool_Orientation_97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Tool_Orientation_98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Tool_Orientation_99</text:p>
          </table:table-cell>
        </table:table-row>
      </table:table>
      <table:table table:name="Delta X Wear 58xx" table:style-name="ta1">
        <table:table-column table:style-name="co6" table:default-cell-style-name="ce2"/>
        <table:table-column table:style-name="co12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string" calcext:value-type="string">
            <text:p>Tool_X_Delta_Wear_1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Tool_X_Delta_Wear_2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string" calcext:value-type="string">
            <text:p>Tool_X_Delta_Wear_3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Tool_X_Delta_Wear_4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Tool_X_Delta_Wear_5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Tool_X_Delta_Wear_6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Tool_X_Delta_Wear_7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Tool_X_Delta_Wear_8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Tool_X_Delta_Wear_9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string" calcext:value-type="string">
            <text:p>Tool_X_Delta_Wear_10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Tool_X_Delta_Wear_11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Tool_X_Delta_Wear_12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Tool_X_Delta_Wear_13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Tool_X_Delta_Wear_14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Tool_X_Delta_Wear_15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Tool_X_Delta_Wear_16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Tool_X_Delta_Wear_17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Tool_X_Delta_Wear_18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Tool_X_Delta_Wear_19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string" calcext:value-type="string">
            <text:p>Tool_X_Delta_Wear_20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string" calcext:value-type="string">
            <text:p>Tool_X_Delta_Wear_21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Tool_X_Delta_Wear_22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Tool_X_Delta_Wear_23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Tool_X_Delta_Wear_24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Tool_X_Delta_Wear_25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Tool_X_Delta_Wear_26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Tool_X_Delta_Wear_27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string" calcext:value-type="string">
            <text:p>Tool_X_Delta_Wear_28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Tool_X_Delta_Wear_29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string" calcext:value-type="string">
            <text:p>Tool_X_Delta_Wear_30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Tool_X_Delta_Wear_31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Tool_X_Delta_Wear_32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Tool_X_Delta_Wear_33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Tool_X_Delta_Wear_34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Tool_X_Delta_Wear_35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Tool_X_Delta_Wear_36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Tool_X_Delta_Wear_37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Tool_X_Delta_Wear_38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Tool_X_Delta_Wear_39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Tool_X_Delta_Wear_40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Tool_X_Delta_Wear_41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Tool_X_Delta_Wear_42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Tool_X_Delta_Wear_43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Tool_X_Delta_Wear_44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Tool_X_Delta_Wear_45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Tool_X_Delta_Wear_46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Tool_X_Delta_Wear_47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Tool_X_Delta_Wear_48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Tool_X_Delta_Wear_49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Tool_X_Delta_Wear_50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string" calcext:value-type="string">
            <text:p>Tool_X_Delta_Wear_51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Tool_X_Delta_Wear_52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Tool_X_Delta_Wear_53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Tool_X_Delta_Wear_54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Tool_X_Delta_Wear_55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Tool_X_Delta_Wear_56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Tool_X_Delta_Wear_57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Tool_X_Delta_Wear_58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Tool_X_Delta_Wear_59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Tool_X_Delta_Wear_60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Tool_X_Delta_Wear_61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Tool_X_Delta_Wear_62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string" calcext:value-type="string">
            <text:p>Tool_X_Delta_Wear_63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string" calcext:value-type="string">
            <text:p>Tool_X_Delta_Wear_64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Tool_X_Delta_Wear_65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Tool_X_Delta_Wear_66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string" calcext:value-type="string">
            <text:p>Tool_X_Delta_Wear_67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Tool_X_Delta_Wear_68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string" calcext:value-type="string">
            <text:p>Tool_X_Delta_Wear_69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string" calcext:value-type="string">
            <text:p>Tool_X_Delta_Wear_70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Tool_X_Delta_Wear_71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Tool_X_Delta_Wear_72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Tool_X_Delta_Wear_73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Tool_X_Delta_Wear_74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Tool_X_Delta_Wear_75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Tool_X_Delta_Wear_76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Tool_X_Delta_Wear_77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Tool_X_Delta_Wear_78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Tool_X_Delta_Wear_79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Tool_X_Delta_Wear_80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Tool_X_Delta_Wear_81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Tool_X_Delta_Wear_82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Tool_X_Delta_Wear_83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Tool_X_Delta_Wear_84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Tool_X_Delta_Wear_85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string" calcext:value-type="string">
            <text:p>Tool_X_Delta_Wear_86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Tool_X_Delta_Wear_87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Tool_X_Delta_Wear_88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Tool_X_Delta_Wear_89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Tool_X_Delta_Wear_90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Tool_X_Delta_Wear_91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string" calcext:value-type="string">
            <text:p>Tool_X_Delta_Wear_92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string" calcext:value-type="string">
            <text:p>Tool_X_Delta_Wear_93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Tool_X_Delta_Wear_94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Tool_X_Delta_Wear_95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Tool_X_Delta_Wear_96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Tool_X_Delta_Wear_97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Tool_X_Delta_Wear_98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Tool_X_Delta_Wear_99</text:p>
          </table:table-cell>
        </table:table-row>
      </table:table>
      <table:table table:name="Delta Z Wear 59xx" table:style-name="ta1">
        <table:table-column table:style-name="co6" table:default-cell-style-name="ce2"/>
        <table:table-column table:style-name="co13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Tool_Z_Delta_Wear_1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Tool_Z_Delta_Wear_2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Tool_Z_Delta_Wear_3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Tool_Z_Delta_Wear_4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Tool_Z_Delta_Wear_5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string" calcext:value-type="string">
            <text:p>Tool_Z_Delta_Wear_6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Tool_Z_Delta_Wear_7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string" calcext:value-type="string">
            <text:p>Tool_Z_Delta_Wear_8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Tool_Z_Delta_Wear_9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string" calcext:value-type="string">
            <text:p>Tool_Z_Delta_Wear_10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Tool_Z_Delta_Wear_11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Tool_Z_Delta_Wear_12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string" calcext:value-type="string">
            <text:p>Tool_Z_Delta_Wear_13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string" calcext:value-type="string">
            <text:p>Tool_Z_Delta_Wear_14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string" calcext:value-type="string">
            <text:p>Tool_Z_Delta_Wear_15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string" calcext:value-type="string">
            <text:p>Tool_Z_Delta_Wear_16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Tool_Z_Delta_Wear_17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string" calcext:value-type="string">
            <text:p>Tool_Z_Delta_Wear_18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Tool_Z_Delta_Wear_19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Tool_Z_Delta_Wear_20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Tool_Z_Delta_Wear_21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Tool_Z_Delta_Wear_22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string" calcext:value-type="string">
            <text:p>Tool_Z_Delta_Wear_23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Tool_Z_Delta_Wear_24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Tool_Z_Delta_Wear_25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Tool_Z_Delta_Wear_26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Tool_Z_Delta_Wear_27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Tool_Z_Delta_Wear_28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string" calcext:value-type="string">
            <text:p>Tool_Z_Delta_Wear_29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Tool_Z_Delta_Wear_30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string" calcext:value-type="string">
            <text:p>Tool_Z_Delta_Wear_31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Tool_Z_Delta_Wear_32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Tool_Z_Delta_Wear_33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Tool_Z_Delta_Wear_34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Tool_Z_Delta_Wear_35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Tool_Z_Delta_Wear_36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Tool_Z_Delta_Wear_37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Tool_Z_Delta_Wear_38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Tool_Z_Delta_Wear_39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Tool_Z_Delta_Wear_40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string" calcext:value-type="string">
            <text:p>Tool_Z_Delta_Wear_41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Tool_Z_Delta_Wear_42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Tool_Z_Delta_Wear_43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Tool_Z_Delta_Wear_44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Tool_Z_Delta_Wear_45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Tool_Z_Delta_Wear_46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string" calcext:value-type="string">
            <text:p>Tool_Z_Delta_Wear_47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string" calcext:value-type="string">
            <text:p>Tool_Z_Delta_Wear_48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string" calcext:value-type="string">
            <text:p>Tool_Z_Delta_Wear_49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Tool_Z_Delta_Wear_50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Tool_Z_Delta_Wear_51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string" calcext:value-type="string">
            <text:p>Tool_Z_Delta_Wear_52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Tool_Z_Delta_Wear_53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Tool_Z_Delta_Wear_54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string" calcext:value-type="string">
            <text:p>Tool_Z_Delta_Wear_55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string" calcext:value-type="string">
            <text:p>Tool_Z_Delta_Wear_56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string" calcext:value-type="string">
            <text:p>Tool_Z_Delta_Wear_57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string" calcext:value-type="string">
            <text:p>Tool_Z_Delta_Wear_58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string" calcext:value-type="string">
            <text:p>Tool_Z_Delta_Wear_59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string" calcext:value-type="string">
            <text:p>Tool_Z_Delta_Wear_60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string" calcext:value-type="string">
            <text:p>Tool_Z_Delta_Wear_61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string" calcext:value-type="string">
            <text:p>Tool_Z_Delta_Wear_62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Tool_Z_Delta_Wear_63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string" calcext:value-type="string">
            <text:p>Tool_Z_Delta_Wear_64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string" calcext:value-type="string">
            <text:p>Tool_Z_Delta_Wear_65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string" calcext:value-type="string">
            <text:p>Tool_Z_Delta_Wear_66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Tool_Z_Delta_Wear_67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string" calcext:value-type="string">
            <text:p>Tool_Z_Delta_Wear_68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string" calcext:value-type="string">
            <text:p>Tool_Z_Delta_Wear_69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string" calcext:value-type="string">
            <text:p>Tool_Z_Delta_Wear_70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string" calcext:value-type="string">
            <text:p>Tool_Z_Delta_Wear_71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string" calcext:value-type="string">
            <text:p>Tool_Z_Delta_Wear_72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string" calcext:value-type="string">
            <text:p>Tool_Z_Delta_Wear_73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string" calcext:value-type="string">
            <text:p>Tool_Z_Delta_Wear_74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string" calcext:value-type="string">
            <text:p>Tool_Z_Delta_Wear_75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string" calcext:value-type="string">
            <text:p>Tool_Z_Delta_Wear_76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string" calcext:value-type="string">
            <text:p>Tool_Z_Delta_Wear_77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Tool_Z_Delta_Wear_78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string" calcext:value-type="string">
            <text:p>Tool_Z_Delta_Wear_79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string" calcext:value-type="string">
            <text:p>Tool_Z_Delta_Wear_80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string" calcext:value-type="string">
            <text:p>Tool_Z_Delta_Wear_81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string" calcext:value-type="string">
            <text:p>Tool_Z_Delta_Wear_82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string" calcext:value-type="string">
            <text:p>Tool_Z_Delta_Wear_83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string" calcext:value-type="string">
            <text:p>Tool_Z_Delta_Wear_84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string" calcext:value-type="string">
            <text:p>Tool_Z_Delta_Wear_85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string" calcext:value-type="string">
            <text:p>Tool_Z_Delta_Wear_86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string" calcext:value-type="string">
            <text:p>Tool_Z_Delta_Wear_87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string" calcext:value-type="string">
            <text:p>Tool_Z_Delta_Wear_88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string" calcext:value-type="string">
            <text:p>Tool_Z_Delta_Wear_89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string" calcext:value-type="string">
            <text:p>Tool_Z_Delta_Wear_90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Tool_Z_Delta_Wear_91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Tool_Z_Delta_Wear_92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string" calcext:value-type="string">
            <text:p>Tool_Z_Delta_Wear_93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string" calcext:value-type="string">
            <text:p>Tool_Z_Delta_Wear_94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Tool_Z_Delta_Wear_95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string" calcext:value-type="string">
            <text:p>Tool_Z_Delta_Wear_96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string" calcext:value-type="string">
            <text:p>Tool_Z_Delta_Wear_97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string" calcext:value-type="string">
            <text:p>Tool_Z_Delta_Wear_98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string" calcext:value-type="string">
            <text:p>Tool_Z_Delta_Wear_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29T23:42:00.676991681</dc:date>
    <meta:editing-duration>PT12H55M12S</meta:editing-duration>
    <meta:editing-cycles>5</meta:editing-cycles>
    <meta:generator>LibreOffice/6.3.5.2$Linux_X86_64 LibreOffice_project/30$Build-2</meta:generator>
    <meta:document-statistic meta:table-count="7" meta:cell-count="1720" meta:object-count="0"/>
  </office:meta>
</office:document-meta>
</file>